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F20000006001C8297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style:keep-together="false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style:keep-together="false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style:keep-together="false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cm" fo:margin-right="0cm" fo:margin-top="0cm" fo:margin-bottom="0cm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7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30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31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32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</style:style>
    <style:style style:name="P33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4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4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46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47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54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55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56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loext:contextual-spacing="false" fo:margin-left="0.332cm" fo:margin-right="-0.085cm" fo:margin-top="0cm" fo:margin-bottom="0cm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</style:style>
    <style:style style:name="P59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5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8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9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72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loext:contextual-spacing="true" fo:margin-left="0cm" fo:margin-right="0.19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loext:contextual-spacing="false" fo:margin-left="0.199cm" fo:margin-right="0cm" fo:margin-top="0.199cm" fo:margin-bottom="0cm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76" style:family="paragraph" style:parent-style-name="Frame_20_contents">
      <style:paragraph-properties fo:text-align="justify" style:justify-single-word="false"/>
    </style:style>
    <style:style style:name="P77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9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scale="101%"/>
    </style:style>
    <style:style style:name="T3" style:family="text">
      <style:text-properties style:text-scale="101%"/>
    </style:style>
    <style:style style:name="T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" style:family="text">
      <style:text-properties fo:letter-spacing="-0.007cm"/>
    </style:style>
    <style:style style:name="T6" style:family="text">
      <style:text-properties fo:letter-spacing="-0.007cm" fo:font-style="italic" style:font-style-asian="italic" style:font-style-complex="italic"/>
    </style:style>
    <style:style style:name="T7" style:family="text">
      <style:text-properties fo:letter-spacing="-0.007cm" fo:font-style="normal" style:font-style-asian="normal" style:font-style-complex="normal"/>
    </style:style>
    <style:style style:name="T8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9" style:family="text">
      <style:text-properties fo:color="#221f1f" style:font-name="Lucida Sans" style:font-name-complex="Lucida Sans"/>
    </style:style>
    <style:style style:name="T10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0" style:family="text">
      <style:text-properties fo:color="#221f1f" style:text-position="-5% 100%" style:font-name="Lucida Sans" fo:font-size="8pt" fo:letter-spacing="-0.007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style:text-position="-5% 100%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T37" style:family="text">
      <style:text-properties fo:color="#221f1f" style:text-position="-5% 100%" fo:font-size="4pt" fo:letter-spacing="-0.016cm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8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39" style:family="text">
      <style:text-properties fo:color="#221f1f" style:text-position="-6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1" style:family="text">
      <style:text-properties fo:color="#221f1f" fo:letter-spacing="-0.007cm" fo:font-style="normal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style:font-style-asian="normal" style:font-style-complex="normal"/>
    </style:style>
    <style:style style:name="T43" style:family="text">
      <style:text-properties fo:color="#221f1f" fo:letter-spacing="-0.012cm"/>
    </style:style>
    <style:style style:name="T44" style:family="text">
      <style:text-properties fo:color="#221f1f" fo:letter-spacing="-0.012cm" fo:font-weight="normal" style:font-weight-asian="normal" style:font-weight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5% 100%" fo:font-size="4pt" fo:font-weight="normal" style:font-size-asian="4pt" style:font-weight-asian="normal" style:font-size-complex="4pt" style:font-weight-complex="normal"/>
    </style:style>
    <style:style style:name="T52" style:family="text">
      <style:text-properties style:text-position="-5% 100%" fo:font-size="4pt" fo:letter-spacing="-0.016cm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 style:flow-with-text="fals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9"><text:placeholder text:placeholder-type="text">&lt;line.name&gt;</text:placeholder></text:p>
          </table:table-cell>
          <table:table-cell table:style-name="Tabla4.A2" office:value-type="string">
            <text:p text:style-name="P34"><text:span text:style-name="T51"><text:text-input text:description="&lt;if test=&quot;not o.taxes_included&quot;&gt;">If vat discriminated</text:text-input></text:span><text:text-input text:description="&lt;line.vat_tax_id.description&gt;">10,5%</text:text-input><text:span text:style-name="T52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18"><text:text-input text:description="&lt;formatLang(line.quantity)&gt;">25,45</text:text-input></text:span><text:span text:style-name="T18"> </text:span><text:span text:style-name="T18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02cm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02cm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02cm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02cm solid #000000" fo:border-bottom="0.002cm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02cm solid #000000" fo:border-bottom="0.002cm solid #000000"/>
    </style:style>
    <style:style style:name="Tabla1.D2" style:family="table-cell">
      <style:table-cell-properties fo:background-color="#dddddd" fo:padding="0.097cm" fo:border-left="none" fo:border-right="none" fo:border-top="0.002cm solid #000000" fo:border-bottom="0.002cm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1.111cm"/>
    </style:style>
    <style:style style:name="Tabla1.B4" style:family="table-cell">
      <style:table-cell-properties style:vertical-align="middle" fo:background-color="#b2b2b2" fo:padding="0.097cm" fo:border-left="none" fo:border-right="none" fo:border-top="0.002cm solid #000000" fo:border-bottom="0.002cm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MP23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6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MP27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</style:style>
    <style:style style:name="MP3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31" style:family="paragraph" style:parent-style-name="Standard">
      <style:paragraph-properties loext:contextual-spacing="false" fo:margin-left="0.332cm" fo:margin-right="-0.085cm" fo:margin-top="0cm" fo:margin-bottom="0cm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style:font-size-asian="8pt" style:font-style-asian="italic" style:font-name-complex="Lucida Sans" style:font-size-complex="8pt" style:font-style-complex="italic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47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loext:contextual-spacing="true" fo:margin-left="0cm" fo:margin-right="0.19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4" style:family="paragraph" style:parent-style-name="Standard">
      <style:paragraph-properties loext:contextual-spacing="false" fo:margin-left="0.199cm" fo:margin-right="0cm" fo:margin-top="0.199cm" fo:margin-bottom="0cm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Frame_20_contents">
      <style:paragraph-properties fo:text-align="justify" style:justify-single-word="false"/>
    </style:style>
    <style:style style:name="MP56" style:family="paragraph" style:parent-style-name="Standard">
      <style:paragraph-properties loext:contextual-spacing="true" fo:margin-left="0cm" fo:margin-right="0cm" fo:margin-top="0cm" fo:margin-bottom="0cm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7cm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0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2" style:family="text">
      <style:text-properties fo:color="#221f1f" style:text-position="-6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4" style:family="text">
      <style:text-properties fo:font-weight="normal" style:font-weight-asian="normal" style:font-weight-complex="normal"/>
    </style:style>
    <style:style style:name="MT45" style:family="text">
      <style:text-properties fo:font-weight="bold" style:font-weight-asian="bold" style:font-weight-complex="bold"/>
    </style:style>
    <style:style style:name="MT46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MT51" style:family="text">
      <style:text-properties fo:color="#000000" style:text-position="-5% 100%" style:font-name="Lucida Sans" fo:font-size="8pt" fo:letter-spacing="0.004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3" style:family="text">
      <style:text-properties fo:color="#221f1f" style:text-position="-5% 100%" style:font-name="Lucida Sans" fo:font-size="8pt" fo:letter-spacing="-0.007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4" style:family="text">
      <style:text-properties fo:color="#221f1f" style:text-position="-5% 100%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59" style:family="text">
      <style:text-properties fo:color="#221f1f" fo:letter-spacing="-0.012cm"/>
    </style:style>
    <style:style style:name="MT60" style:family="text">
      <style:text-properties fo:color="#221f1f" fo:letter-spacing="-0.012cm" fo:font-weight="normal" style:font-weight-asian="normal" style:font-weight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 style:flow-with-text="false">
        <style:background-image/>
        <style:columns fo:column-count="1" fo:column-gap="0cm"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>
          <style:background-image/>
        </style:header-footer-properties>
      </style:header-style>
      <style:footer-style>
        <style:header-footer-properties fo:min-height="0.3cm" fo:margin-left="0cm" fo:margin-right="0cm" fo:margin-top="0.1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fo:min-width="2.88cm" draw:z-index="2"><draw:text-box fo:min-height="2.716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fo:min-width="5.579cm" draw:z-index="0"><draw:text-box fo:min-height="1.85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not in ['proforma', 'proforma2']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3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7">Inicio de actividades</text:span><text:span text:style-name="MT14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/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19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3"/>
              <text:p text:style-name="MP26"><text:span text:style-name="MT19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o.partner_id.parent_id"&gt;</text:placeholder></text:span><text:span text:style-name="MT27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8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23"/>
              <text:p text:style-name="MP28"><text:span text:style-name="MT29"><text:placeholder text:placeholder-type="text">&lt;o.afip_incoterm_id and 'Incoterms:' or ''&gt;</text:placeholder></text:span><text:span text:style-name="MT29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29"><text:span text:style-name="MT19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1"><text:span text:style-name="MT33">Cond. Venta</text:span><text:span text:style-name="MT34">:</text:span><text:span text:style-name="MT35"> </text:span><text:span text:style-name="MT36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2"><text:span text:style-name="MT37"><text:text-input text:description="&lt;if test=&quot;print_commercial&quot;&gt;">IF2</text:text-input></text:span><text:span text:style-name="MT33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3"><text:span text:style-name="MT42">Vencimientos</text:span><text:span text:style-name="MT43">: </text:span><text:span text:style-name="MT4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4"><text:span text:style-name="MT44"><text:text-input text:description="&lt;o.afip_concept in ['2', '3', '4'] and &quot;Fecha servicio:&quot;&gt;">Fecha Servicio:</text:text-input></text:span><text:span text:style-name="MT44"> </text:span><text:span text:style-name="MT4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46">Doc. Origen</text:span><text:span text:style-name="MT47">:</text:span><text:span text:style-name="MT48"> </text:span><text:span text:style-name="MT40"><text:text-input text:description="&lt;o.origin&gt;">R1231231 – R1231321</text:text-input></text:span></text:p>
              <text:p text:style-name="MP26"><text:span text:style-name="MT49">Referencia: </text:span><text:span text:style-name="MT50"><text:placeholder text:placeholder-type="text">&lt;o.name&gt;</text:placeholder></text:span></text:p>
              <text:p text:style-name="MP26"><text:span text:style-name="MT51">Importes expresados en </text:span><text:span text:style-name="MT52"><text:text-input text:description="&lt;o.currency_id.name or o.company_id.currency_id.name&gt;">rate</text:text-input></text:span><text:span text:style-name="MT51"> </text:span><text:span text:style-name="MT51"><text:text-input text:description="&lt;if test=&quot;o.currency_id != o.company_id.currency_id&quot;&gt;">IF2</text:text-input></text:span><text:span text:style-name="MT51">- </text:span><text:span text:style-name="MT51">Tipo de cambio:</text:span><text:span text:style-name="MT53"> </text:span><text:span text:style-name="MT53">$</text:span><text:span text:style-name="MT52"><text:text-input text:description="&lt;o.currency_rate or o.currency_id.with_context(date=o.date_invoice).compute(1.0, o.company_id.currency_id)&gt;">rate</text:text-input></text:span><text:span text:style-name="MT51"> </text:span><text:span text:style-name="MT51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4"><text:text-input text:description="&lt;if test=&quot;not o.taxes_includ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e10.B1" office:value-type="string">
              <text:p text:style-name="MP35">P. Lista</text:p>
            </table:table-cell>
            <table:table-cell table:style-name="Table10.B1" office:value-type="string">
              <text:p text:style-name="MP36">%<text:span text:style-name="MT55">Bon.</text:span></text:p>
            </table:table-cell>
            <table:table-cell table:style-name="Table10.B1" office:value-type="string">
              <text:p text:style-name="MP35">P. Neto</text:p>
            </table:table-cell>
            <table:table-cell table:style-name="Table10.B1" office:value-type="string">
              <text:p text:style-name="MP35">Cantidad</text:p>
            </table:table-cell>
            <table:table-cell table:style-name="Table10.B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8"><text:span text:style-name="MT57">OBSERVACIONES</text:span>: <text:span text:style-name="MT58"><text:placeholder text:placeholder-type="text">&lt;o.comment&gt;</text:placeholder></text:span></text:p>
              <text:p text:style-name="MP39"><text:placeholder text:placeholder-type="text">&lt;if test="o._fields.get('move_currency_id') and o.move_currency_id.name"&gt;</text:placeholder></text:p>
              <text:p text:style-name="MP40"><text:span text:style-name="MT59">Cotización</text:span><text:span text:style-name="MT59"> de referencia:</text:span><text:span text:style-name="MT60"> </text:span><text:span text:style-name="MT60"><text:placeholder text:placeholder-type="text">&lt;"%s%s = %s%s" % (o.currency_id.name, o.move_inverse_currency_rate, o.move_currency_id.name, o.currency_rate)&gt;</text:placeholder></text:span></text:p>
              <text:p text:style-name="MP39"><text:placeholder text:placeholder-type="text">&lt;/if&gt;</text:placeholder></text:p>
              <text:p text:style-name="MP3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39"/>
            </table:table-cell>
            <table:table-cell table:style-name="Tabla1.B1" office:value-type="string">
              <text:p text:style-name="MP41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3">IMPUESTOS</text:p>
            </table:table-cell>
            <table:table-cell table:style-name="Tabla1.C2" office:value-type="string">
              <text:p text:style-name="MP44">Base</text:p>
            </table:table-cell>
            <table:table-cell table:style-name="Tabla1.D2" office:value-type="string">
              <text:p text:style-name="MP44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5"><text:text-input text:description="&lt;for each=&quot;line in o.report_tax_line_ids&quot;&gt;">For each line</text:text-input></text:p>
              <text:p text:style-name="MP46"><text:text-input text:description="&lt;line.tax_id.description&gt;">IVA 21%</text:text-input></text:p>
              <text:p text:style-name="MP47"><text:text-input text:description="&lt;/for&gt;">End For</text:text-input></text:p>
            </table:table-cell>
            <table:table-cell table:style-name="Tabla1.C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base)&gt;">200,5</text:text-input></text:p>
              <text:p text:style-name="MP50"><text:text-input text:description="&lt;/for&gt;">End For</text:text-input></text:p>
            </table:table-cell>
            <table:table-cell table:style-name="Tabla1.D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amount)&gt;">99.999,99</text:text-input></text:p>
              <text:p text:style-name="MP50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1"><text:span text:style-name="MT8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1.C4" office:value-type="string">
              <text:p text:style-name="MP52"/>
            </table:table-cell>
            <table:table-cell table:style-name="Tabla1.C4" office:value-type="string">
              <text:p text:style-name="MP42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4" office:value-type="string">
              <text:p text:style-name="MP53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4"><draw:frame draw:style-name="Mfr3" draw:name="image: asimage(o.qr,size_x=128,size_y=128,)" text:anchor-type="paragraph" svg:x="0.071cm" svg:y="0.233cm" svg:width="0.97cm" svg:height="0.97cm" draw:z-index="3"><draw:text-box><text:p text:style-name="MP55"/></draw:text-box></draw:frame><draw:frame draw:style-name="Mfr4" draw:name="Imagen1" text:anchor-type="paragraph" svg:x="4.494cm" svg:y="0.22cm" svg:width="3.177cm" svg:height="1.259cm" draw:z-index="1"><draw:image xlink:href="Pictures/10000200000000F20000006001C82975.png" xlink:type="simple" xlink:show="embed" xlink:actuate="onLoad"/></draw:frame><text:span text:style-name="MT58">CAE: </text:span><text:span text:style-name="MT58"><text:placeholder text:placeholder-type="text">&lt;o.afip_cae&gt;</text:placeholder></text:span></text:p>
              <text:p text:style-name="MP54"><text:span text:style-name="MT58">Fecha Vto. CAE: </text:span><text:span text:style-name="MT5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6"/>
              <text:p text:style-name="MP56"><text:s text:c="69"/>Esta Administración Federal no se responsabiliza por los datos ingresados en el detalle de la operación</text:p>
            </table:table-cell>
          </table:table-row>
        </table:table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08-23T15:48:06</dc:date>
    <meta:editing-duration>P2DT9H21M40S</meta:editing-duration>
    <meta:editing-cycles>471</meta:editing-cycles>
    <meta:generator>OpenOffice/4.1.10$Unix OpenOffice.org_project/4110m2$Build-9807</meta:generator>
    <meta:document-statistic meta:table-count="7" meta:image-count="1" meta:object-count="0" meta:page-count="1" meta:paragraph-count="88" meta:word-count="443" meta:character-count="2628"/>
    <dc:creator>Levis Libra</dc:creator>
  </office:meta>
</office:document-meta>
</file>